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34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3" table:style-name="ta1">
        <table:shapes>
          <draw:frame draw:z-index="0" draw:style-name="gr1" draw:text-style-name="P1" svg:width="159.99mm" svg:height="89.99mm" svg:x="78.09mm" svg:y="1mm">
            <loext:p draw:notify-on-update-of-ranges="cameraslog_3.A1:cameraslog_3.A1 cameraslog_3.A2:cameraslog_3.A1001 cameraslog_3.B1:cameraslog_3.B1 cameraslog_3.B2:cameraslog_3.B1001 cameraslog_3.A1:cameraslog_3.A1 cameraslog_3.A2:cameraslog_3.A1001 cameraslog_3.C1:cameraslog_3.C1 cameraslog_3.C2:cameraslog_3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729448" calcext:value-type="float">
            <text:p>7,72944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505264" calcext:value-type="float">
            <text:p>8,5052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767627" calcext:value-type="float">
            <text:p>7,7676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02426" calcext:value-type="float">
            <text:p>7,024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748538" calcext:value-type="float">
            <text:p>7,7485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748538" calcext:value-type="float">
            <text:p>7,7485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847171" calcext:value-type="float">
            <text:p>7,84717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538993" calcext:value-type="float">
            <text:p>8,5389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858628" calcext:value-type="float">
            <text:p>7,8586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490629" calcext:value-type="float">
            <text:p>8,4906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685539" calcext:value-type="float">
            <text:p>7,6855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.458179" calcext:value-type="float">
            <text:p>8,4581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.458179" calcext:value-type="float">
            <text:p>8,4581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458179" calcext:value-type="float">
            <text:p>8,4581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.239086" calcext:value-type="float">
            <text:p>9,2390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.475994" calcext:value-type="float">
            <text:p>8,4759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475994" calcext:value-type="float">
            <text:p>8,4759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.293811" calcext:value-type="float">
            <text:p>9,2938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293811" calcext:value-type="float">
            <text:p>9,2938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293811" calcext:value-type="float">
            <text:p>9,2938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.293811" calcext:value-type="float">
            <text:p>9,2938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.293811" calcext:value-type="float">
            <text:p>9,2938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.625531" calcext:value-type="float">
            <text:p>8,6255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.625531" calcext:value-type="float">
            <text:p>8,6255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.625531" calcext:value-type="float">
            <text:p>8,6255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.625531" calcext:value-type="float">
            <text:p>8,6255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.625531" calcext:value-type="float">
            <text:p>8,6255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625531" calcext:value-type="float">
            <text:p>8,6255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625531" calcext:value-type="float">
            <text:p>8,6255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625531" calcext:value-type="float">
            <text:p>8,6255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.625531" calcext:value-type="float">
            <text:p>8,6255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.625531" calcext:value-type="float">
            <text:p>8,6255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.625531" calcext:value-type="float">
            <text:p>8,6255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.625531" calcext:value-type="float">
            <text:p>8,6255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.625531" calcext:value-type="float">
            <text:p>8,6255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.625531" calcext:value-type="float">
            <text:p>8,6255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.625531" calcext:value-type="float">
            <text:p>8,6255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.625531" calcext:value-type="float">
            <text:p>8,6255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.625531" calcext:value-type="float">
            <text:p>8,6255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.625531" calcext:value-type="float">
            <text:p>8,6255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.625531" calcext:value-type="float">
            <text:p>8,6255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.625531" calcext:value-type="float">
            <text:p>8,6255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.625531" calcext:value-type="float">
            <text:p>8,6255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.625531" calcext:value-type="float">
            <text:p>8,6255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.625531" calcext:value-type="float">
            <text:p>8,6255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.625531" calcext:value-type="float">
            <text:p>8,6255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.625531" calcext:value-type="float">
            <text:p>8,6255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.625531" calcext:value-type="float">
            <text:p>8,6255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.618533" calcext:value-type="float">
            <text:p>8,6185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618533" calcext:value-type="float">
            <text:p>8,6185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.618533" calcext:value-type="float">
            <text:p>8,6185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.618533" calcext:value-type="float">
            <text:p>8,6185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.618533" calcext:value-type="float">
            <text:p>8,6185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.618533" calcext:value-type="float">
            <text:p>8,6185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.540903" calcext:value-type="float">
            <text:p>8,5409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.540903" calcext:value-type="float">
            <text:p>8,5409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.540903" calcext:value-type="float">
            <text:p>8,5409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.551719" calcext:value-type="float">
            <text:p>8,5517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.551719" calcext:value-type="float">
            <text:p>8,5517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.551719" calcext:value-type="float">
            <text:p>8,5517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.551719" calcext:value-type="float">
            <text:p>8,5517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.551719" calcext:value-type="float">
            <text:p>8,5517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.551719" calcext:value-type="float">
            <text:p>8,5517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.551719" calcext:value-type="float">
            <text:p>8,5517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.551719" calcext:value-type="float">
            <text:p>8,5517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.756173" calcext:value-type="float">
            <text:p>7,7561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.756173" calcext:value-type="float">
            <text:p>7,7561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.756173" calcext:value-type="float">
            <text:p>7,7561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.756173" calcext:value-type="float">
            <text:p>7,7561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96763" calcext:value-type="float">
            <text:p>6,967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.96763" calcext:value-type="float">
            <text:p>6,967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.96763" calcext:value-type="float">
            <text:p>6,967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.96763" calcext:value-type="float">
            <text:p>6,967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.96763" calcext:value-type="float">
            <text:p>6,967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.96763" calcext:value-type="float">
            <text:p>6,967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.96763" calcext:value-type="float">
            <text:p>6,967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.96763" calcext:value-type="float">
            <text:p>6,967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.96763" calcext:value-type="float">
            <text:p>6,967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.96763" calcext:value-type="float">
            <text:p>6,967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96763" calcext:value-type="float">
            <text:p>6,967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.96763" calcext:value-type="float">
            <text:p>6,967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.96763" calcext:value-type="float">
            <text:p>6,967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.96763" calcext:value-type="float">
            <text:p>6,967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.96763" calcext:value-type="float">
            <text:p>6,967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.96763" calcext:value-type="float">
            <text:p>6,967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.96763" calcext:value-type="float">
            <text:p>6,967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.022358" calcext:value-type="float">
            <text:p>7,0223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.022358" calcext:value-type="float">
            <text:p>7,0223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.022358" calcext:value-type="float">
            <text:p>7,0223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.022358" calcext:value-type="float">
            <text:p>7,0223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.022358" calcext:value-type="float">
            <text:p>7,0223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.022358" calcext:value-type="float">
            <text:p>7,0223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.022358" calcext:value-type="float">
            <text:p>7,0223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.238271" calcext:value-type="float">
            <text:p>6,2382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.494903" calcext:value-type="float">
            <text:p>5,4949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.494903" calcext:value-type="float">
            <text:p>5,4949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.910622" calcext:value-type="float">
            <text:p>4,9106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.910622" calcext:value-type="float">
            <text:p>4,9106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.12717" calcext:value-type="float">
            <text:p>4,127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12717" calcext:value-type="float">
            <text:p>4,127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.12717" calcext:value-type="float">
            <text:p>4,127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.12717" calcext:value-type="float">
            <text:p>4,127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.12717" calcext:value-type="float">
            <text:p>4,127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.12717" calcext:value-type="float">
            <text:p>4,127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.12717" calcext:value-type="float">
            <text:p>4,127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.12717" calcext:value-type="float">
            <text:p>4,127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.12717" calcext:value-type="float">
            <text:p>4,127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.12717" calcext:value-type="float">
            <text:p>4,127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.12717" calcext:value-type="float">
            <text:p>4,127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.12717" calcext:value-type="float">
            <text:p>4,127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.12717" calcext:value-type="float">
            <text:p>4,127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.12717" calcext:value-type="float">
            <text:p>4,127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.12717" calcext:value-type="float">
            <text:p>4,127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.12717" calcext:value-type="float">
            <text:p>4,127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.12717" calcext:value-type="float">
            <text:p>4,127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.12717" calcext:value-type="float">
            <text:p>4,127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.12717" calcext:value-type="float">
            <text:p>4,127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.12717" calcext:value-type="float">
            <text:p>4,127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.12717" calcext:value-type="float">
            <text:p>4,127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.12717" calcext:value-type="float">
            <text:p>4,127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.12717" calcext:value-type="float">
            <text:p>4,127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.12717" calcext:value-type="float">
            <text:p>4,127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.366626" calcext:value-type="float">
            <text:p>3,3666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.366626" calcext:value-type="float">
            <text:p>3,3666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.366626" calcext:value-type="float">
            <text:p>3,3666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.366626" calcext:value-type="float">
            <text:p>3,3666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.663361" calcext:value-type="float">
            <text:p>2,6633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.663361" calcext:value-type="float">
            <text:p>2,6633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.663361" calcext:value-type="float">
            <text:p>2,6633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.663361" calcext:value-type="float">
            <text:p>2,6633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.663361" calcext:value-type="float">
            <text:p>2,6633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.663361" calcext:value-type="float">
            <text:p>2,6633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.663361" calcext:value-type="float">
            <text:p>2,6633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.663361" calcext:value-type="float">
            <text:p>2,6633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.663361" calcext:value-type="float">
            <text:p>2,6633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.663361" calcext:value-type="float">
            <text:p>2,6633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.663361" calcext:value-type="float">
            <text:p>2,6633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.663361" calcext:value-type="float">
            <text:p>2,6633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.663361" calcext:value-type="float">
            <text:p>2,6633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.663361" calcext:value-type="float">
            <text:p>2,6633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.663361" calcext:value-type="float">
            <text:p>2,6633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.663361" calcext:value-type="float">
            <text:p>2,6633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.663361" calcext:value-type="float">
            <text:p>2,6633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.663361" calcext:value-type="float">
            <text:p>2,6633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.08608" calcext:value-type="float">
            <text:p>2,08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.14272" calcext:value-type="float">
            <text:p>2,1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.093721" calcext:value-type="float">
            <text:p>2,093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.093721" calcext:value-type="float">
            <text:p>2,093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.093721" calcext:value-type="float">
            <text:p>2,093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.093721" calcext:value-type="float">
            <text:p>2,093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.093721" calcext:value-type="float">
            <text:p>2,093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.093721" calcext:value-type="float">
            <text:p>2,093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.093721" calcext:value-type="float">
            <text:p>2,093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.093721" calcext:value-type="float">
            <text:p>2,093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.093721" calcext:value-type="float">
            <text:p>2,093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.093721" calcext:value-type="float">
            <text:p>2,093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.093721" calcext:value-type="float">
            <text:p>2,093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.093721" calcext:value-type="float">
            <text:p>2,093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.070173" calcext:value-type="float">
            <text:p>2,070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45791" calcext:value-type="float">
            <text:p>1,4579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5T23:05:35.482000000</dc:date>
    <meta:editing-duration>PT1M19S</meta:editing-duration>
    <meta:editing-cycles>1</meta:editing-cycles>
    <meta:document-statistic meta:table-count="1" meta:cell-count="3003" meta:object-count="1"/>
    <meta:generator>LibreOffice/5.1.0.3$Windows_X86_64 LibreOffice_project/5e3e00a007d9b3b6efb6797a8b8e57b51ab1f73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cameraslog_3.A1:cameraslog_3.C1001" chart:data-source-has-labels="row" svg:x="0.32cm" svg:y="0.18cm" svg:width="11.01cm" svg:height="8.64cm">
          <chartooo:coordinate-region svg:x="0.76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cameraslog_3.B2:cameraslog_3.B1001" chart:label-cell-address="cameraslog_3.B1:cameraslog_3.B1" chart:class="chart:scatter">
            <chart:domain table:cell-range-address="cameraslog_3.A2:cameraslog_3.A1001"/>
            <chart:data-point chart:repeated="1000"/>
          </chart:series>
          <chart:series chart:style-name="ch8" chart:values-cell-range-address="cameraslog_3.C2:cameraslog_3.C1001" chart:label-cell-address="cameraslog_3.C1:cameraslog_3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cameraslog_3.B1:cameraslog_3.B1</svg:desc>
                </draw:g>
              </table:table-cell>
              <table:table-cell office:value-type="string">
                <text:p>number of cameras</text:p>
                <draw:g>
                  <svg:desc>cameraslog_3.C1:cameraslog_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meraslog_3.A2:cameraslog_3.A1001</svg:desc>
                </draw:g>
              </table:table-cell>
              <table:table-cell office:value-type="float" office:value="7.729448">
                <text:p>7.729448</text:p>
                <draw:g>
                  <svg:desc>cameraslog_3.B2:cameraslog_3.B1001</svg:desc>
                </draw:g>
              </table:table-cell>
              <table:table-cell office:value-type="float" office:value="9">
                <text:p>9</text:p>
                <draw:g>
                  <svg:desc>cameraslog_3.C2:cameraslog_3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505264">
                <text:p>8.5052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767627">
                <text:p>7.7676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.02426">
                <text:p>7.024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.748538">
                <text:p>7.7485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748538">
                <text:p>7.7485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847171">
                <text:p>7.8471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38993">
                <text:p>8.5389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.858628">
                <text:p>7.8586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.490629">
                <text:p>8.4906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.685539">
                <text:p>7.6855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.458179">
                <text:p>8.4581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.458179">
                <text:p>8.4581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.458179">
                <text:p>8.4581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.239086">
                <text:p>9.2390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.475994">
                <text:p>8.4759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8.475994">
                <text:p>8.4759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.293811">
                <text:p>9.2938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.293811">
                <text:p>9.2938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293811">
                <text:p>9.2938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9.293811">
                <text:p>9.2938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.293811">
                <text:p>9.2938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.625531">
                <text:p>8.6255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8.625531">
                <text:p>8.6255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.625531">
                <text:p>8.6255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.625531">
                <text:p>8.6255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8.625531">
                <text:p>8.6255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.625531">
                <text:p>8.6255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.625531">
                <text:p>8.6255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.625531">
                <text:p>8.6255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.625531">
                <text:p>8.6255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.625531">
                <text:p>8.6255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.625531">
                <text:p>8.6255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8.625531">
                <text:p>8.6255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8.625531">
                <text:p>8.6255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8.625531">
                <text:p>8.6255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8.625531">
                <text:p>8.6255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8.625531">
                <text:p>8.6255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8.625531">
                <text:p>8.6255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.625531">
                <text:p>8.6255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8.625531">
                <text:p>8.6255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8.625531">
                <text:p>8.6255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8.625531">
                <text:p>8.6255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8.625531">
                <text:p>8.6255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8.625531">
                <text:p>8.6255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8.625531">
                <text:p>8.6255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8.625531">
                <text:p>8.6255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8.625531">
                <text:p>8.6255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8.618533">
                <text:p>8.6185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8.618533">
                <text:p>8.6185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8.618533">
                <text:p>8.6185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8.618533">
                <text:p>8.6185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8.618533">
                <text:p>8.6185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8.618533">
                <text:p>8.6185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8.540903">
                <text:p>8.5409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8.540903">
                <text:p>8.5409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8.540903">
                <text:p>8.5409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8.551719">
                <text:p>8.5517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8.551719">
                <text:p>8.5517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8.551719">
                <text:p>8.5517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8.551719">
                <text:p>8.5517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8.551719">
                <text:p>8.5517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8.551719">
                <text:p>8.5517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8.551719">
                <text:p>8.5517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8.551719">
                <text:p>8.5517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7.756173">
                <text:p>7.7561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7.756173">
                <text:p>7.7561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.756173">
                <text:p>7.7561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.756173">
                <text:p>7.7561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.96763">
                <text:p>6.967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.96763">
                <text:p>6.967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6.96763">
                <text:p>6.967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6.96763">
                <text:p>6.967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6.96763">
                <text:p>6.967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6.96763">
                <text:p>6.967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6.96763">
                <text:p>6.967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6.96763">
                <text:p>6.967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6.96763">
                <text:p>6.967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6.96763">
                <text:p>6.967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6.96763">
                <text:p>6.967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6.96763">
                <text:p>6.967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6.96763">
                <text:p>6.967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6.96763">
                <text:p>6.967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6.96763">
                <text:p>6.967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6.96763">
                <text:p>6.967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6.96763">
                <text:p>6.967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7.022358">
                <text:p>7.0223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7.022358">
                <text:p>7.0223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7.022358">
                <text:p>7.0223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7.022358">
                <text:p>7.0223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7.022358">
                <text:p>7.0223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7.022358">
                <text:p>7.0223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7.022358">
                <text:p>7.0223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6.238271">
                <text:p>6.2382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5.494903">
                <text:p>5.4949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5.494903">
                <text:p>5.4949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4.910622">
                <text:p>4.9106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4.910622">
                <text:p>4.9106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4.12717">
                <text:p>4.127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.12717">
                <text:p>4.127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4.12717">
                <text:p>4.127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4.12717">
                <text:p>4.127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4.12717">
                <text:p>4.127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4.12717">
                <text:p>4.127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4.12717">
                <text:p>4.127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4.12717">
                <text:p>4.127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4.12717">
                <text:p>4.127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4.12717">
                <text:p>4.127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4.12717">
                <text:p>4.127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4.12717">
                <text:p>4.127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4.12717">
                <text:p>4.127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4.12717">
                <text:p>4.127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4.12717">
                <text:p>4.127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4.12717">
                <text:p>4.127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4.12717">
                <text:p>4.127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4.12717">
                <text:p>4.127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4.12717">
                <text:p>4.127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4.12717">
                <text:p>4.127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4.12717">
                <text:p>4.127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4.12717">
                <text:p>4.127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4.12717">
                <text:p>4.127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4.12717">
                <text:p>4.127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3.366626">
                <text:p>3.3666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3.366626">
                <text:p>3.3666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3.366626">
                <text:p>3.3666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3.366626">
                <text:p>3.3666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.663361">
                <text:p>2.6633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.663361">
                <text:p>2.6633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.663361">
                <text:p>2.6633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.663361">
                <text:p>2.6633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.663361">
                <text:p>2.6633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.663361">
                <text:p>2.6633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.663361">
                <text:p>2.6633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.663361">
                <text:p>2.6633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.663361">
                <text:p>2.6633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.663361">
                <text:p>2.6633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.663361">
                <text:p>2.6633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.663361">
                <text:p>2.6633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.663361">
                <text:p>2.6633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.663361">
                <text:p>2.6633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.663361">
                <text:p>2.6633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.663361">
                <text:p>2.6633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.663361">
                <text:p>2.6633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.663361">
                <text:p>2.6633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.08608">
                <text:p>2.08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2.14272">
                <text:p>2.1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2.093721">
                <text:p>2.0937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2.093721">
                <text:p>2.0937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2.093721">
                <text:p>2.0937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2.093721">
                <text:p>2.0937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2.093721">
                <text:p>2.0937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2.093721">
                <text:p>2.0937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2.093721">
                <text:p>2.0937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2.093721">
                <text:p>2.0937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2.093721">
                <text:p>2.0937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2.093721">
                <text:p>2.0937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2.093721">
                <text:p>2.0937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2.093721">
                <text:p>2.0937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2.070173">
                <text:p>2.07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.45791">
                <text:p>1.4579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